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7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9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0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2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3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5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6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8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9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1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2" style:family="text">
      <style:text-properties fo:font-size="12.00pt" fo:font-weight="bold" fo:font-family="'Times New Roman'" style:font-family-asian="'Times New Roman'" style:font-family-complex="'Times New Roman'" fo:background-color="transparent" fo:color="#000000" fo:font-style="italic"/>
    </style:style>
    <style:style style:name="T23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4" style:family="text">
      <style:text-properties fo:font-size="12.00pt" fo:font-weight="bold" fo:font-family="'Times New Roman'" style:font-family-asian="'Times New Roman'" style:font-family-complex="'Times New Roman'" fo:background-color="transparent" fo:color="#000000" fo:font-style="italic"/>
    </style:style>
    <style:style style:name="T25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7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9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30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3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35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3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7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9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1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3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5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7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9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50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5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5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55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5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7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58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5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0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61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6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3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6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6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6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8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69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7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71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72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7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7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75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7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77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78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79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8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81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82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8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8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8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86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87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8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89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90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9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9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9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9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95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9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97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98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9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0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0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02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03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0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05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06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0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0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0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10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11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1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13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1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17" style:family="text">
      <style:text-properties fo:font-size="12.00pt" fo:font-weight="bold" fo:font-family="'Times New Roman'" style:font-family-asian="'Times New Roman'" style:font-family-complex="'Times New Roman'" fo:background-color="transparent" fo:color="#000000" fo:font-style="italic"/>
    </style:style>
    <style:style style:name="T11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1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2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2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2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2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2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2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2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2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2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2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3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3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32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33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3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35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3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37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38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3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40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41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4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43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4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4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46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47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4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49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50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5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52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53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5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55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5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57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58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5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6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6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62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63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6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65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66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6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68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69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7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71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7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73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7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7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76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77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7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79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80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8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8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8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8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85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8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87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88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8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90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91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9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93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9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95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96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9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98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99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20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01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202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20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0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0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0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0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08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209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21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11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1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13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21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21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16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217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21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19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220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22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2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2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2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225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22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27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228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22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30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231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23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33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23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23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36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237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23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3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1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42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243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44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245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46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247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48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249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50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251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54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255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5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57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25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59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26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6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62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263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6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65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26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6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68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269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7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71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272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27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7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275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27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77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27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79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280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28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82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28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8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285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28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87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28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8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90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291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29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93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29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29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96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297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29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99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300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30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02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303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0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05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30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0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08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309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31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11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312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31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1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315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31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17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318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31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20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321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32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23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32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32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26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327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2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29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330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33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32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33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34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335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3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37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3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84" style:family="text">
      <style:text-properties fo:font-size="12.00pt" fo:font-weight="bold" fo:font-family="'Times New Roman'" style:font-family-asian="'Times New Roman'" style:font-family-complex="'Times New Roman'" fo:background-color="transparent" fo:color="#000000" fo:font-style="italic"/>
    </style:style>
    <style:style style:name="T385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86" style:family="text">
      <style:text-properties fo:font-size="12.00pt" fo:font-weight="bold" fo:font-family="'Times New Roman'" style:font-family-asian="'Times New Roman'" style:font-family-complex="'Times New Roman'" fo:background-color="transparent" fo:color="#000000" fo:font-style="italic"/>
    </style:style>
    <style:style style:name="T387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1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9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right"/>
    </style:style>
    <style:style style:name="P2" style:family="paragraph">
      <style:paragraph-properties fo:line-height="100.00%" fo:text-align="center"/>
    </style:style>
    <style:style style:name="P3" style:family="paragraph">
      <style:paragraph-properties fo:line-height="100.00%" fo:text-align="left"/>
    </style:style>
    <text:list-style style:name="L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" style:family="paragraph">
      <style:paragraph-properties fo:line-height="160.00%" fo:text-align="left" fo:margin-left="-18.00pt" fo:text-indent="18.00pt"/>
    </style:style>
    <style:style style:name="P5" style:family="paragraph">
      <style:paragraph-properties fo:line-height="160.00%" fo:text-align="left"/>
    </style:style>
    <text:list-style style:name="L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6" style:family="paragraph">
      <style:paragraph-properties fo:line-height="160.00%" fo:text-align="left" fo:margin-left="-18.00pt" fo:text-indent="18.00pt"/>
    </style:style>
    <style:style style:name="P7" style:family="paragraph">
      <style:paragraph-properties fo:line-height="160.00%" fo:text-align="left"/>
    </style:style>
    <style:style style:name="P8" style:family="paragraph">
      <style:paragraph-properties fo:line-height="100.00%" fo:text-align="left">
        <style:tab-stops>
          <style:tab-stop style:position="35.45pt"/>
          <style:tab-stop style:position="70.90pt"/>
          <style:tab-stop style:position="106.35pt"/>
          <style:tab-stop style:position="141.80pt"/>
          <style:tab-stop style:position="177.25pt"/>
          <style:tab-stop style:position="212.70pt"/>
          <style:tab-stop style:position="248.15pt"/>
          <style:tab-stop style:position="283.60pt"/>
          <style:tab-stop style:position="319.05pt"/>
          <style:tab-stop style:position="354.50pt"/>
          <style:tab-stop style:position="389.95pt"/>
          <style:tab-stop style:position="425.40pt"/>
          <style:tab-stop style:position="460.85pt"/>
        </style:tab-stops>
      </style:paragraph-properties>
    </style:style>
    <text:list-style style:name="L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9" style:family="paragraph">
      <style:paragraph-properties fo:line-height="130.00%" fo:text-align="left" fo:margin-left="1.65pt" fo:text-indent="-1.65pt">
        <style:tab-stops>
          <style:tab-stop style:position="35.45pt"/>
          <style:tab-stop style:position="70.90pt"/>
          <style:tab-stop style:position="106.35pt"/>
          <style:tab-stop style:position="141.80pt"/>
          <style:tab-stop style:position="177.25pt"/>
          <style:tab-stop style:position="212.70pt"/>
          <style:tab-stop style:position="248.15pt"/>
          <style:tab-stop style:position="283.60pt"/>
          <style:tab-stop style:position="319.05pt"/>
          <style:tab-stop style:position="354.50pt"/>
          <style:tab-stop style:position="389.95pt"/>
          <style:tab-stop style:position="425.40pt"/>
          <style:tab-stop style:position="460.85pt"/>
        </style:tab-stops>
      </style:paragraph-properties>
    </style:style>
    <style:style style:name="P10" style:family="paragraph">
      <style:paragraph-properties fo:line-height="130.00%" fo:text-align="left" fo:margin-left="-18.00pt" fo:text-indent="18.00pt"/>
    </style:style>
    <style:style style:name="P11" style:family="paragraph">
      <style:paragraph-properties fo:line-height="130.00%" fo:text-align="left" fo:margin-left="1.65pt" fo:text-indent="-1.65pt">
        <style:tab-stops>
          <style:tab-stop style:position="35.45pt"/>
          <style:tab-stop style:position="70.90pt"/>
          <style:tab-stop style:position="106.35pt"/>
          <style:tab-stop style:position="141.80pt"/>
          <style:tab-stop style:position="177.25pt"/>
          <style:tab-stop style:position="212.70pt"/>
          <style:tab-stop style:position="248.15pt"/>
          <style:tab-stop style:position="283.60pt"/>
          <style:tab-stop style:position="319.05pt"/>
          <style:tab-stop style:position="354.50pt"/>
          <style:tab-stop style:position="389.95pt"/>
          <style:tab-stop style:position="425.40pt"/>
          <style:tab-stop style:position="460.85pt"/>
        </style:tab-stops>
      </style:paragraph-properties>
    </style:style>
    <style:style style:name="P12" style:family="paragraph">
      <style:paragraph-properties fo:line-height="130.00%" fo:text-align="left" fo:margin-left="-18.00pt" fo:text-indent="18.00pt"/>
    </style:style>
    <style:style style:name="P13" style:family="paragraph">
      <style:paragraph-properties fo:line-height="130.00%" fo:text-align="left" fo:margin-left="1.65pt" fo:text-indent="-1.65pt">
        <style:tab-stops>
          <style:tab-stop style:position="35.45pt"/>
          <style:tab-stop style:position="70.90pt"/>
          <style:tab-stop style:position="106.35pt"/>
          <style:tab-stop style:position="141.80pt"/>
          <style:tab-stop style:position="177.25pt"/>
          <style:tab-stop style:position="212.70pt"/>
          <style:tab-stop style:position="248.15pt"/>
          <style:tab-stop style:position="283.60pt"/>
          <style:tab-stop style:position="319.05pt"/>
          <style:tab-stop style:position="354.50pt"/>
          <style:tab-stop style:position="389.95pt"/>
          <style:tab-stop style:position="425.40pt"/>
          <style:tab-stop style:position="460.85pt"/>
        </style:tab-stops>
      </style:paragraph-properties>
    </style:style>
    <style:style style:name="P14" style:family="paragraph">
      <style:paragraph-properties fo:line-height="130.00%" fo:text-align="left" fo:margin-left="-18.00pt" fo:text-indent="18.00pt"/>
    </style:style>
    <style:style style:name="P15" style:family="paragraph">
      <style:paragraph-properties fo:line-height="130.00%" fo:text-align="left" fo:margin-left="1.65pt" fo:text-indent="-1.65pt">
        <style:tab-stops>
          <style:tab-stop style:position="35.45pt"/>
          <style:tab-stop style:position="70.90pt"/>
          <style:tab-stop style:position="106.35pt"/>
          <style:tab-stop style:position="141.80pt"/>
          <style:tab-stop style:position="177.25pt"/>
          <style:tab-stop style:position="212.70pt"/>
          <style:tab-stop style:position="248.15pt"/>
          <style:tab-stop style:position="283.60pt"/>
          <style:tab-stop style:position="319.05pt"/>
          <style:tab-stop style:position="354.50pt"/>
          <style:tab-stop style:position="389.95pt"/>
          <style:tab-stop style:position="425.40pt"/>
          <style:tab-stop style:position="460.85pt"/>
        </style:tab-stops>
      </style:paragraph-properties>
    </style:style>
    <style:style style:name="P16" style:family="paragraph">
      <style:paragraph-properties fo:line-height="130.00%" fo:text-align="left" fo:margin-left="-18.00pt" fo:text-indent="18.00pt"/>
    </style:style>
    <style:style style:name="P17" style:family="paragraph">
      <style:paragraph-properties fo:line-height="160.00%" fo:text-align="left"/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 fo:margin-left="3.90pt" fo:text-indent="-4.00pt">
        <style:tab-stops>
          <style:tab-stop style:position="108.85pt"/>
          <style:tab-stop style:position="16444.35pt"/>
        </style:tab-stops>
      </style:paragraph-properties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 fo:margin-left="3.90pt" fo:text-indent="-4.00pt">
        <style:tab-stops>
          <style:tab-stop style:position="108.85pt"/>
          <style:tab-stop style:position="16444.35pt"/>
        </style:tab-stops>
      </style:paragraph-properties>
    </style:style>
    <style:style style:name="P22" style:family="paragraph">
      <style:paragraph-properties fo:line-height="100.00%" fo:text-align="left" fo:margin-left="3.90pt" fo:text-indent="-4.00pt">
        <style:tab-stops>
          <style:tab-stop style:position="108.85pt"/>
          <style:tab-stop style:position="16444.35pt"/>
        </style:tab-stops>
      </style:paragraph-properties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left" fo:margin-left="3.90pt" fo:text-indent="-4.00pt">
        <style:tab-stops>
          <style:tab-stop style:position="108.85pt"/>
          <style:tab-stop style:position="16444.35pt"/>
        </style:tab-stops>
      </style:paragraph-properties>
    </style:style>
    <style:style style:name="P25" style:family="paragraph">
      <style:paragraph-properties fo:line-height="100.00%" fo:text-align="left" fo:margin-left="3.90pt" fo:text-indent="-4.00pt">
        <style:tab-stops>
          <style:tab-stop style:position="108.85pt"/>
          <style:tab-stop style:position="16444.35pt"/>
        </style:tab-stops>
      </style:paragraph-properties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left" fo:margin-left="3.90pt" fo:text-indent="-4.00pt">
        <style:tab-stops>
          <style:tab-stop style:position="108.85pt"/>
          <style:tab-stop style:position="16444.35pt"/>
        </style:tab-stops>
      </style:paragraph-properties>
    </style:style>
    <style:style style:name="P28" style:family="paragraph">
      <style:paragraph-properties fo:line-height="100.00%" fo:text-align="left" fo:margin-left="3.90pt" fo:text-indent="-4.00pt">
        <style:tab-stops>
          <style:tab-stop style:position="108.85pt"/>
          <style:tab-stop style:position="16444.35pt"/>
        </style:tab-stops>
      </style:paragraph-properties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left" fo:margin-left="3.90pt" fo:text-indent="-4.00pt">
        <style:tab-stops>
          <style:tab-stop style:position="108.85pt"/>
          <style:tab-stop style:position="16444.35pt"/>
        </style:tab-stops>
      </style:paragraph-properties>
    </style:style>
    <style:style style:name="P31" style:family="paragraph">
      <style:paragraph-properties fo:line-height="100.00%" fo:text-align="left" fo:margin-left="3.90pt" fo:text-indent="-4.00pt">
        <style:tab-stops>
          <style:tab-stop style:position="108.85pt"/>
          <style:tab-stop style:position="16444.35pt"/>
        </style:tab-stops>
      </style:paragraph-properties>
    </style:style>
    <style:style style:name="P32" style:family="paragraph">
      <style:paragraph-properties fo:line-height="100.00%" fo:text-align="left"/>
    </style:style>
    <style:style style:name="P33" style:family="paragraph">
      <style:paragraph-properties fo:line-height="100.00%" fo:text-align="left" fo:margin-left="3.90pt" fo:text-indent="-4.00pt">
        <style:tab-stops>
          <style:tab-stop style:position="108.85pt"/>
          <style:tab-stop style:position="16444.35pt"/>
        </style:tab-stops>
      </style:paragraph-properties>
    </style:style>
    <style:style style:name="P34" style:family="paragraph">
      <style:paragraph-properties fo:line-height="100.00%" fo:text-align="left" fo:margin-left="3.90pt" fo:text-indent="-4.00pt">
        <style:tab-stops>
          <style:tab-stop style:position="108.85pt"/>
          <style:tab-stop style:position="16444.35pt"/>
        </style:tab-stops>
      </style:paragraph-properties>
    </style:style>
    <style:style style:name="P35" style:family="paragraph">
      <style:paragraph-properties fo:line-height="100.00%" fo:text-align="left"/>
    </style:style>
    <style:style style:name="P36" style:family="paragraph">
      <style:paragraph-properties fo:line-height="100.00%" fo:text-align="left" fo:margin-left="3.90pt" fo:text-indent="-4.00pt">
        <style:tab-stops>
          <style:tab-stop style:position="108.85pt"/>
          <style:tab-stop style:position="16444.35pt"/>
        </style:tab-stops>
      </style:paragraph-properties>
    </style:style>
    <style:style style:name="P37" style:family="paragraph">
      <style:paragraph-properties fo:line-height="100.00%" fo:text-align="left" fo:margin-left="3.90pt" fo:text-indent="-4.00pt">
        <style:tab-stops>
          <style:tab-stop style:position="108.85pt"/>
          <style:tab-stop style:position="16444.35pt"/>
        </style:tab-stops>
      </style:paragraph-properties>
    </style:style>
    <style:style style:name="P38" style:family="paragraph">
      <style:paragraph-properties fo:line-height="100.00%" fo:text-align="left"/>
    </style:style>
    <style:style style:name="P39" style:family="paragraph">
      <style:paragraph-properties fo:line-height="100.00%" fo:text-align="left" fo:margin-left="3.90pt" fo:text-indent="-4.00pt">
        <style:tab-stops>
          <style:tab-stop style:position="108.85pt"/>
          <style:tab-stop style:position="16444.35pt"/>
        </style:tab-stops>
      </style:paragraph-properties>
    </style:style>
    <style:style style:name="P40" style:family="paragraph">
      <style:paragraph-properties fo:line-height="100.00%" fo:text-align="left" fo:margin-left="3.90pt" fo:text-indent="-4.00pt">
        <style:tab-stops>
          <style:tab-stop style:position="108.85pt"/>
          <style:tab-stop style:position="16444.35pt"/>
        </style:tab-stops>
      </style:paragraph-properties>
    </style:style>
    <style:style style:name="P41" style:family="paragraph">
      <style:paragraph-properties fo:line-height="100.00%" fo:text-align="left"/>
    </style:style>
    <style:style style:name="P42" style:family="paragraph">
      <style:paragraph-properties fo:line-height="100.00%" fo:text-align="left" fo:margin-left="3.90pt" fo:text-indent="-4.00pt">
        <style:tab-stops>
          <style:tab-stop style:position="108.85pt"/>
          <style:tab-stop style:position="16444.35pt"/>
        </style:tab-stops>
      </style:paragraph-properties>
    </style:style>
    <style:style style:name="P43" style:family="paragraph">
      <style:paragraph-properties fo:line-height="100.00%" fo:text-align="left" fo:margin-left="3.90pt" fo:text-indent="-4.00pt">
        <style:tab-stops>
          <style:tab-stop style:position="108.85pt"/>
          <style:tab-stop style:position="16444.35pt"/>
        </style:tab-stops>
      </style:paragraph-properties>
    </style:style>
    <style:style style:name="P44" style:family="paragraph">
      <style:paragraph-properties fo:line-height="100.00%" fo:text-align="left"/>
    </style:style>
    <style:style style:name="P45" style:family="paragraph">
      <style:paragraph-properties fo:line-height="100.00%" fo:text-align="left" fo:margin-left="3.90pt" fo:text-indent="-4.00pt">
        <style:tab-stops>
          <style:tab-stop style:position="108.85pt"/>
          <style:tab-stop style:position="16444.35pt"/>
        </style:tab-stops>
      </style:paragraph-properties>
    </style:style>
    <style:style style:name="P46" style:family="paragraph">
      <style:paragraph-properties fo:line-height="100.00%" fo:text-align="left" fo:margin-left="3.90pt" fo:text-indent="-4.00pt">
        <style:tab-stops>
          <style:tab-stop style:position="108.85pt"/>
          <style:tab-stop style:position="16444.35pt"/>
        </style:tab-stops>
      </style:paragraph-properties>
    </style:style>
    <style:style style:name="P47" style:family="paragraph">
      <style:paragraph-properties fo:line-height="100.00%" fo:text-align="left"/>
    </style:style>
    <style:style style:name="P48" style:family="paragraph">
      <style:paragraph-properties fo:line-height="100.00%" fo:text-align="left" fo:margin-left="3.90pt" fo:text-indent="-4.00pt">
        <style:tab-stops>
          <style:tab-stop style:position="108.85pt"/>
          <style:tab-stop style:position="16444.35pt"/>
        </style:tab-stops>
      </style:paragraph-properties>
    </style:style>
    <style:style style:name="P49" style:family="paragraph">
      <style:paragraph-properties fo:line-height="100.00%" fo:text-align="left" fo:margin-left="3.90pt" fo:text-indent="-4.00pt">
        <style:tab-stops>
          <style:tab-stop style:position="108.85pt"/>
          <style:tab-stop style:position="16444.35pt"/>
        </style:tab-stops>
      </style:paragraph-properties>
    </style:style>
    <style:style style:name="P50" style:family="paragraph">
      <style:paragraph-properties fo:line-height="100.00%" fo:text-align="left"/>
    </style:style>
    <style:style style:name="P51" style:family="paragraph">
      <style:paragraph-properties fo:line-height="100.00%" fo:text-align="left" fo:margin-left="3.90pt" fo:text-indent="-4.00pt">
        <style:tab-stops>
          <style:tab-stop style:position="108.85pt"/>
          <style:tab-stop style:position="16444.35pt"/>
        </style:tab-stops>
      </style:paragraph-properties>
    </style:style>
    <style:style style:name="P52" style:family="paragraph">
      <style:paragraph-properties fo:line-height="100.00%" fo:text-align="left"/>
    </style:style>
    <style:style style:name="P53" style:family="paragraph">
      <style:paragraph-properties fo:line-height="130.00%" fo:text-align="left"/>
    </style:style>
    <text:list-style style:name="L5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54" style:family="paragraph">
      <style:paragraph-properties fo:line-height="130.00%" fo:text-align="left" fo:margin-left="-18.00pt" fo:text-indent="18.00pt"/>
    </style:style>
    <style:style style:name="P55" style:family="paragraph">
      <style:paragraph-properties fo:line-height="130.00%" fo:text-align="left"/>
    </style:style>
    <style:style style:name="P56" style:family="paragraph">
      <style:paragraph-properties fo:line-height="150.00%" fo:text-align="left"/>
    </style:style>
    <text:list-style style:name="L5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57" style:family="paragraph">
      <style:paragraph-properties fo:line-height="150.00%" fo:text-align="left" fo:margin-left="-18.00pt" fo:text-indent="18.00pt"/>
    </style:style>
    <style:style style:name="P58" style:family="paragraph">
      <style:paragraph-properties fo:line-height="140.00%" fo:text-align="left" fo:margin-left="-18.00pt" fo:text-indent="18.00pt"/>
    </style:style>
    <style:style style:name="P59" style:family="paragraph">
      <style:paragraph-properties fo:line-height="160.00%" fo:text-align="left"/>
    </style:style>
    <style:style style:name="TableColumn0100" style:family="table-column">
      <style:table-column-properties style:column-width="1.565972in"/>
    </style:style>
    <style:style style:name="TableColumn0101" style:family="table-column">
      <style:table-column-properties style:column-width="1.566667in"/>
    </style:style>
    <style:style style:name="Table01" style:family="table">
      <style:table-properties style:width="3.132639in" fo:margin-left="0.000000in" style:writing-mode="lr" table:align="left" style:may-break-between-rows="true"/>
    </style:style>
    <style:style style:name="TableRow0100" style:family="table-row">
      <style:table-row-properties style:min-row-height="0.204861in"/>
    </style:style>
    <style:style style:name="TableCell010000" style:family="table-cell">
      <style:table-cell-properties fo:border-top="0.003472in solid #000000" fo:border-left="0.003472in solid #000000" fo:border-right="0.003472in solid #000000" fo:border-bottom="0.003472in solid #000000" fo:padding-left="0.055556in" fo:padding-right="0.055556in" fo:vertical-align="top" fo:background-color="#ffffff"/>
    </style:style>
    <style:style style:name="TableCell010001" style:family="table-cell">
      <style:table-cell-properties fo:border-top="0.003472in solid #000000" fo:border-left="0.003472in solid #000000" fo:border-right="0.003472in solid #000000" fo:border-bottom="0.003472in solid #000000" fo:padding-left="0.055556in" fo:padding-right="0.055556in" fo:vertical-align="top" fo:background-color="#ffffff"/>
    </style:style>
    <style:style style:name="TableRow0101" style:family="table-row">
      <style:table-row-properties style:min-row-height="0.204861in"/>
    </style:style>
    <style:style style:name="TableCell010100" style:family="table-cell">
      <style:table-cell-properties fo:border-top="0.003472in solid #000000" fo:border-left="0.003472in solid #000000" fo:border-right="0.003472in solid #000000" fo:border-bottom="0.003472in solid #000000" fo:padding-left="0.055556in" fo:padding-right="0.055556in" fo:vertical-align="top" fo:background-color="#eeeeee"/>
    </style:style>
    <style:style style:name="TableCell010101" style:family="table-cell">
      <style:table-cell-properties fo:border-top="0.003472in solid #000000" fo:border-left="0.003472in solid #000000" fo:border-right="0.003472in solid #000000" fo:border-bottom="0.003472in solid #000000" fo:padding-left="0.055556in" fo:padding-right="0.055556in" fo:vertical-align="top" fo:background-color="#eeeeee"/>
    </style:style>
    <style:style style:name="TableRow0102" style:family="table-row">
      <style:table-row-properties style:min-row-height="0.204861in"/>
    </style:style>
    <style:style style:name="TableCell010200" style:family="table-cell">
      <style:table-cell-properties fo:border-top="0.003472in solid #000000" fo:border-left="0.003472in solid #000000" fo:border-right="0.003472in solid #000000" fo:border-bottom="0.003472in solid #000000" fo:padding-left="0.055556in" fo:padding-right="0.055556in" fo:vertical-align="top" fo:background-color="#ffffff"/>
    </style:style>
    <style:style style:name="TableCell010201" style:family="table-cell">
      <style:table-cell-properties fo:border-top="0.003472in solid #000000" fo:border-left="0.003472in solid #000000" fo:border-right="0.003472in solid #000000" fo:border-bottom="0.003472in solid #000000" fo:padding-left="0.055556in" fo:padding-right="0.055556in" fo:vertical-align="top" fo:background-color="#ffffff"/>
    </style:style>
    <style:style style:name="TableRow0103" style:family="table-row">
      <style:table-row-properties style:min-row-height="0.204861in"/>
    </style:style>
    <style:style style:name="TableCell010300" style:family="table-cell">
      <style:table-cell-properties fo:border-top="0.003472in solid #000000" fo:border-left="0.003472in solid #000000" fo:border-right="0.003472in solid #000000" fo:border-bottom="0.003472in solid #000000" fo:padding-left="0.055556in" fo:padding-right="0.055556in" fo:vertical-align="top" fo:background-color="#eeeeee"/>
    </style:style>
    <style:style style:name="TableCell010301" style:family="table-cell">
      <style:table-cell-properties fo:border-top="0.003472in solid #000000" fo:border-left="0.003472in solid #000000" fo:border-right="0.003472in solid #000000" fo:border-bottom="0.003472in solid #000000" fo:padding-left="0.055556in" fo:padding-right="0.055556in" fo:vertical-align="top" fo:background-color="#eeeeee"/>
    </style:style>
    <style:style style:name="TableRow0104" style:family="table-row">
      <style:table-row-properties style:min-row-height="0.204861in"/>
    </style:style>
    <style:style style:name="TableCell010400" style:family="table-cell">
      <style:table-cell-properties fo:border-top="0.003472in solid #000000" fo:border-left="0.003472in solid #000000" fo:border-right="0.003472in solid #000000" fo:border-bottom="0.003472in solid #000000" fo:padding-left="0.055556in" fo:padding-right="0.055556in" fo:vertical-align="top" fo:background-color="#ffffff"/>
    </style:style>
    <style:style style:name="TableCell010401" style:family="table-cell">
      <style:table-cell-properties fo:border-top="0.003472in solid #000000" fo:border-left="0.003472in solid #000000" fo:border-right="0.003472in solid #000000" fo:border-bottom="0.003472in solid #000000" fo:padding-left="0.055556in" fo:padding-right="0.055556in" fo:vertical-align="top" fo:background-color="#ffffff"/>
    </style:style>
    <style:style style:name="TableRow0105" style:family="table-row">
      <style:table-row-properties style:min-row-height="0.204861in"/>
    </style:style>
    <style:style style:name="TableCell010500" style:family="table-cell">
      <style:table-cell-properties fo:border-top="0.003472in solid #000000" fo:border-left="0.003472in solid #000000" fo:border-right="0.003472in solid #000000" fo:border-bottom="0.003472in solid #000000" fo:padding-left="0.055556in" fo:padding-right="0.055556in" fo:vertical-align="top" fo:background-color="#eeeeee"/>
    </style:style>
    <style:style style:name="TableCell010501" style:family="table-cell">
      <style:table-cell-properties fo:border-top="0.003472in solid #000000" fo:border-left="0.003472in solid #000000" fo:border-right="0.003472in solid #000000" fo:border-bottom="0.003472in solid #000000" fo:padding-left="0.055556in" fo:padding-right="0.055556in" fo:vertical-align="top" fo:background-color="#eeeeee"/>
    </style:style>
    <style:style style:name="TableRow0106" style:family="table-row">
      <style:table-row-properties style:min-row-height="0.204861in"/>
    </style:style>
    <style:style style:name="TableCell010600" style:family="table-cell">
      <style:table-cell-properties fo:border-top="0.003472in solid #000000" fo:border-left="0.003472in solid #000000" fo:border-right="0.003472in solid #000000" fo:border-bottom="0.003472in solid #000000" fo:padding-left="0.055556in" fo:padding-right="0.055556in" fo:vertical-align="top" fo:background-color="#ffffff"/>
    </style:style>
    <style:style style:name="TableCell010601" style:family="table-cell">
      <style:table-cell-properties fo:border-top="0.003472in solid #000000" fo:border-left="0.003472in solid #000000" fo:border-right="0.003472in solid #000000" fo:border-bottom="0.003472in solid #000000" fo:padding-left="0.055556in" fo:padding-right="0.055556in" fo:vertical-align="top" fo:background-color="#ffffff"/>
    </style:style>
    <style:style style:name="TableRow0107" style:family="table-row">
      <style:table-row-properties style:min-row-height="0.204861in"/>
    </style:style>
    <style:style style:name="TableCell010700" style:family="table-cell">
      <style:table-cell-properties fo:border-top="0.003472in solid #000000" fo:border-left="0.003472in solid #000000" fo:border-right="0.003472in solid #000000" fo:border-bottom="0.003472in solid #000000" fo:padding-left="0.055556in" fo:padding-right="0.055556in" fo:vertical-align="top" fo:background-color="#eeeeee"/>
    </style:style>
    <style:style style:name="TableCell010701" style:family="table-cell">
      <style:table-cell-properties fo:border-top="0.003472in solid #000000" fo:border-left="0.003472in solid #000000" fo:border-right="0.003472in solid #000000" fo:border-bottom="0.003472in solid #000000" fo:padding-left="0.055556in" fo:padding-right="0.055556in" fo:vertical-align="top" fo:background-color="#eeeeee"/>
    </style:style>
    <style:style style:name="TableRow0108" style:family="table-row">
      <style:table-row-properties style:min-row-height="0.204861in"/>
    </style:style>
    <style:style style:name="TableCell010800" style:family="table-cell">
      <style:table-cell-properties fo:border-top="0.003472in solid #000000" fo:border-left="0.003472in solid #000000" fo:border-right="0.003472in solid #000000" fo:border-bottom="0.003472in solid #000000" fo:padding-left="0.055556in" fo:padding-right="0.055556in" fo:vertical-align="top" fo:background-color="#ffffff"/>
    </style:style>
    <style:style style:name="TableCell010801" style:family="table-cell">
      <style:table-cell-properties fo:border-top="0.003472in solid #000000" fo:border-left="0.003472in solid #000000" fo:border-right="0.003472in solid #000000" fo:border-bottom="0.003472in solid #000000" fo:padding-left="0.055556in" fo:padding-right="0.055556in" fo:vertical-align="top" fo:background-color="#ffffff"/>
    </style:style>
    <style:style style:name="TableRow0109" style:family="table-row">
      <style:table-row-properties style:min-row-height="0.204861in"/>
    </style:style>
    <style:style style:name="TableCell010900" style:family="table-cell">
      <style:table-cell-properties fo:border-top="0.003472in solid #000000" fo:border-left="0.003472in solid #000000" fo:border-right="0.003472in solid #000000" fo:border-bottom="0.003472in solid #000000" fo:padding-left="0.055556in" fo:padding-right="0.055556in" fo:vertical-align="top" fo:background-color="#eeeeee"/>
    </style:style>
    <style:style style:name="TableCell010901" style:family="table-cell">
      <style:table-cell-properties fo:border-top="0.003472in solid #000000" fo:border-left="0.003472in solid #000000" fo:border-right="0.003472in solid #000000" fo:border-bottom="0.003472in solid #000000" fo:padding-left="0.055556in" fo:padding-right="0.055556in" fo:vertical-align="top" fo:background-color="#eeeeee"/>
    </style:style>
    <style:style style:name="TableRow0110" style:family="table-row">
      <style:table-row-properties style:min-row-height="0.204861in"/>
    </style:style>
    <style:style style:name="TableCell011000" style:family="table-cell">
      <style:table-cell-properties fo:border-top="0.003472in solid #000000" fo:border-left="0.003472in solid #000000" fo:border-right="0.003472in solid #000000" fo:border-bottom="0.003472in solid #000000" fo:padding-left="0.055556in" fo:padding-right="0.055556in" fo:vertical-align="top" fo:background-color="#ffffff"/>
    </style:style>
    <style:style style:name="TableCell011001" style:family="table-cell">
      <style:table-cell-properties fo:border-top="0.003472in solid #000000" fo:border-left="0.003472in solid #000000" fo:border-right="0.003472in solid #000000" fo:border-bottom="0.003472in solid #000000" fo:padding-left="0.055556in" fo:padding-right="0.055556in" fo:vertical-align="top" fo:background-color="#ffffff"/>
    </style:style>
  </office:automatic-styles>
  <office:body>
    <office:text>
      <text:p text:style-name="P1"><text:span text:style-name="T1">Unit 9 Nightlife</text:span></text:p>
      <text:p text:style-name="P2"><text:span text:style-name="T1">Vocabulary exercises</text:span></text:p>
      <text:p text:style-name="P3"><text:span text:style-name="T1">Active Vocabulary 9.1</text:span></text:p>
      <text:p text:style-name="P3"><text:span text:style-name="T2"/></text:p>
      <text:p text:style-name="P3"><text:span text:style-name="T3">I. Complete the sentences with adjectives or adverbs formed from a word in brackets:</text:span></text:p>
      <text:p text:style-name="P3"><text:span text:style-name="T4"/></text:p>
      <text:list text:style-name="L4">
        <text:list-item>
          <text:p text:style-name="P4"><text:span text:style-name="T5">My job is to see that everything runs smoothly(smooth) and according to plan.</text:span></text:p>
        </text:list-item>
        <text:list-item>
          <text:p text:style-name="P4"><text:span text:style-name="T5">The silk scarf feels smooth (smooth).</text:span></text:p>
        </text:list-item>
        <text:list-item>
          <text:p text:style-name="P4"><text:span text:style-name="T5">What’s interestingly (interesting), there are very few recorded cases of such attacks.</text:span></text:p>
        </text:list-item>
      </text:list>
      <text:p text:style-name="P5"><text:span text:style-name="T5">4.<text:s text:c="3"/>The new James Bond movie looks so interesting (interesting).</text:span></text:p>
      <text:p text:style-name="P5"><text:span text:style-name="T5">5.<text:s text:c="3"/>Does this cheese smell too strange (strange) to you?</text:span></text:p>
      <text:p text:style-name="P5"><text:span text:style-name="T5">6.<text:s text:c="3"/>She has been acting very strangely (strange) lately.</text:span></text:p>
      <text:p text:style-name="P5"><text:span text:style-name="T5">7.<text:s text:c="3"/>Jack said that all steaks in Outback restaurant taste delicious (delicious).</text:span></text:p>
      <text:p text:style-name="P5"><text:span text:style-name="T5">8.<text:s text:c="3"/>You must taste that deliciously (delicious) creamy soup.</text:span></text:p>
      <text:p text:style-name="P5"><text:span text:style-name="T5">9.<text:s text:c="3"/>As a<text:s/></text:span><text:a xlink:href="https://dictionary.cambridge.org/ru/ÑÐ»Ð¾Ð²Ð°ÑÑ/Ð°Ð½Ð³Ð»Ð¸Ð¹ÑÐºÐ¸Ð¹/manager"><text:span text:style-name="T7">manager</text:span></text:a><text:span text:style-name="T8"><text:s/>she<text:s/></text:span><text:a xlink:href="https://dictionary.cambridge.org/ru/ÑÐ»Ð¾Ð²Ð°ÑÑ/Ð°Ð½Ð³Ð»Ð¸Ð¹ÑÐºÐ¸Ð¹/deal"><text:span text:style-name="T10">deals</text:span></text:a><text:span text:style-name="T11"><text:s/>with<text:s/></text:span><text:a xlink:href="https://dictionary.cambridge.org/ru/ÑÐ»Ð¾Ð²Ð°ÑÑ/Ð°Ð½Ð³Ð»Ð¸Ð¹ÑÐºÐ¸Ð¹/problem"><text:span text:style-name="T13">problems</text:span></text:a><text:span text:style-name="T14"><text:s/>reasonably (reasonable) and equably(equable), never<text:s/></text:span><text:a xlink:href="https://dictionary.cambridge.org/ru/ÑÐ»Ð¾Ð²Ð°ÑÑ/Ð°Ð½Ð³Ð»Ð¸Ð¹ÑÐºÐ¸Ð¹/losing"><text:span text:style-name="T16">losing</text:span></text:a><text:span text:style-name="T17"><text:s/>her<text:s/></text:span><text:a xlink:href="https://dictionary.cambridge.org/ru/ÑÐ»Ð¾Ð²Ð°ÑÑ/Ð°Ð½Ð³Ð»Ð¸Ð¹ÑÐºÐ¸Ð¹/temper"><text:span text:style-name="T19">temper</text:span></text:a><text:span text:style-name="T20">.</text:span></text:p>
      <text:p text:style-name="P5"><text:span text:style-name="T20">10. Your idea sounds reasonably (reasonable).</text:span></text:p>
      <text:p text:style-name="P5"><text:span text:style-name="T21">II. Complete the sentences with<text:s/></text:span><text:span text:style-name="T22">good</text:span><text:span text:style-name="T23"><text:s/>or<text:s/></text:span><text:span text:style-name="T24">well</text:span><text:span text:style-name="T25">:</text:span></text:p>
      <text:p text:style-name="P5"><text:span text:style-name="T26">1. We always feel<text:s/></text:span><text:span text:style-name="T27">good<text:s/></text:span><text:span text:style-name="T28">when we finish a job.</text:span></text:p>
      <text:p text:style-name="P5"><text:span text:style-name="T28">2. He didn't<text:s/></text:span><text:a xlink:href="https://dictionary.cambridge.org/ru/ÑÐ»Ð¾Ð²Ð°ÑÑ/Ð°Ð½Ð³Ð»Ð¸Ð¹ÑÐºÐ¸Ð¹/feel"><text:span text:style-name="T30">feel</text:span></text:a><text:span text:style-name="T31"><text:s/>very<text:s/></text:span><text:span text:style-name="T32">well</text:span><text:span text:style-name="T33"><text:s/>after getting off the<text:s/></text:span><text:a xlink:href="https://dictionary.cambridge.org/ru/ÑÐ»Ð¾Ð²Ð°ÑÑ/Ð°Ð½Ð³Ð»Ð¸Ð¹ÑÐºÐ¸Ð¹/bike"><text:span text:style-name="T35">bike</text:span></text:a><text:span text:style-name="T36">.</text:span></text:p>
      <text:p text:style-name="P5"><text:span text:style-name="T36">3. They felt so<text:s/></text:span><text:span text:style-name="T37">good</text:span><text:span text:style-name="T38"><text:s/>at the party that they danced all night.</text:span></text:p>
      <text:p text:style-name="P5"><text:span text:style-name="T38">4. I’m<text:s/></text:span><text:span text:style-name="T39">well</text:span><text:span text:style-name="T40">. Everything is fine.<text:s text:c="2"/></text:span></text:p>
      <text:p text:style-name="P5"><text:span text:style-name="T40">5. He’s been through a long illness, but now he feels<text:s/></text:span><text:span text:style-name="T41">well</text:span></text:p>
      <text:p text:style-name="P5"><text:span text:style-name="T42">6. I’m afraid I can’t work today, I don’t feel<text:s/></text:span><text:span text:style-name="T43">well</text:span><text:span text:style-name="T44">.</text:span></text:p>
      <text:p text:style-name="P5"><text:span text:style-name="T44">7. She’s pale, but she says she feels<text:s/></text:span><text:span text:style-name="T45">well</text:span><text:span text:style-name="T46">.</text:span></text:p>
      <text:p text:style-name="P5"><text:span text:style-name="T46">8. "How are you doing?" "I'm<text:s/></text:span><text:span text:style-name="T47">well</text:span><text:span text:style-name="T48">,<text:s/></text:span><text:a xlink:href="https://dictionary.cambridge.org/ru/ÑÐ»Ð¾Ð²Ð°ÑÑ/Ð°Ð½Ð³Ð»Ð¸Ð¹ÑÐºÐ¸Ð¹/thanks"><text:span text:style-name="T50">thanks</text:span></text:a><text:span text:style-name="T51">."</text:span></text:p>
      <text:p text:style-name="P5"><text:span text:style-name="T51">9. He hasn't been very<text:s/></text:span><text:span text:style-name="T52">_______</text:span><text:span text:style-name="T53"><text:s/></text:span><text:a xlink:href="https://dictionary.cambridge.org/ru/ÑÐ»Ð¾Ð²Ð°ÑÑ/Ð°Ð½Ð³Ð»Ð¸Ð¹ÑÐºÐ¸Ð¹/lately"><text:span text:style-name="T55">lately</text:span></text:a><text:span text:style-name="T56">.</text:span></text:p>
      <text:p text:style-name="P5"><text:span text:style-name="T56">10. When she came<text:s/></text:span><text:a xlink:href="https://dictionary.cambridge.org/ru/ÑÐ»Ð¾Ð²Ð°ÑÑ/Ð°Ð½Ð³Ð»Ð¸Ð¹ÑÐºÐ¸Ð¹/home"><text:span text:style-name="T58">home</text:span></text:a><text:span text:style-name="T59"><text:s/>from<text:s/></text:span><text:a xlink:href="https://dictionary.cambridge.org/ru/ÑÐ»Ð¾Ð²Ð°ÑÑ/Ð°Ð½Ð³Ð»Ð¸Ð¹ÑÐºÐ¸Ð¹/school"><text:span text:style-name="T61">school</text:span></text:a><text:span text:style-name="T62"><text:s/>she really didn't<text:s/></text:span><text:a xlink:href="https://dictionary.cambridge.org/ru/ÑÐ»Ð¾Ð²Ð°ÑÑ/Ð°Ð½Ð³Ð»Ð¸Ð¹ÑÐºÐ¸Ð¹/look"><text:span text:style-name="T64">look</text:span></text:a><text:span text:style-name="T65"><text:s/></text:span><text:span text:style-name="T66">well</text:span><text:span text:style-name="T67">.</text:span></text:p>
      <text:p text:style-name="P5"><text:span text:style-name="T67">11. I’m<text:s/></text:span><text:a xlink:href="https://dictionary.cambridge.org/ru/ÑÐ»Ð¾Ð²Ð°ÑÑ/Ð°Ð½Ð³Ð»Ð¸Ð¹ÑÐºÐ¸Ð¹/sorry"><text:span text:style-name="T69">sorry</text:span></text:a><text:span text:style-name="T70"><text:s/>you're<text:s/></text:span><text:a xlink:href="https://dictionary.cambridge.org/ru/ÑÐ»Ð¾Ð²Ð°ÑÑ/Ð°Ð½Ð³Ð»Ð¸Ð¹ÑÐºÐ¸Ð¹/ill"><text:span text:style-name="T72">ill</text:span></text:a><text:span text:style-name="T73"><text:s/>- I<text:s/></text:span><text:a xlink:href="https://dictionary.cambridge.org/ru/ÑÐ»Ð¾Ð²Ð°ÑÑ/Ð°Ð½Ð³Ð»Ð¸Ð¹ÑÐºÐ¸Ð¹/hope"><text:span text:style-name="T75">hope</text:span></text:a><text:span text:style-name="T76"><text:s/>you get<text:s/></text:span><text:span text:style-name="T77">well<text:s/></text:span><text:a xlink:href="https://dictionary.cambridge.org/ru/ÑÐ»Ð¾Ð²Ð°ÑÑ/Ð°Ð½Ð³Ð»Ð¸Ð¹ÑÐºÐ¸Ð¹/soon"><text:span text:style-name="T79">soon</text:span></text:a><text:span text:style-name="T80">.</text:span></text:p>
      <text:p text:style-name="P5"><text:span text:style-name="T80">12. They<text:s/></text:span><text:a xlink:href="https://dictionary.cambridge.org/ru/ÑÐ»Ð¾Ð²Ð°ÑÑ/Ð°Ð½Ð³Ð»Ð¸Ð¹ÑÐºÐ¸Ð¹/sent"><text:span text:style-name="T82">sent</text:span></text:a><text:span text:style-name="T83"><text:s/>a get<text:s/></text:span><text:span text:style-name="T84">well</text:span><text:span text:style-name="T85"><text:s/></text:span><text:a xlink:href="https://dictionary.cambridge.org/ru/ÑÐ»Ð¾Ð²Ð°ÑÑ/Ð°Ð½Ð³Ð»Ð¸Ð¹ÑÐºÐ¸Ð¹/card"><text:span text:style-name="T87">card</text:span></text:a><text:span text:style-name="T88">.</text:span></text:p>
      <text:p text:style-name="P5"><text:span text:style-name="T88">13. She wasn't<text:s/></text:span><text:a xlink:href="https://dictionary.cambridge.org/ru/ÑÐ»Ð¾Ð²Ð°ÑÑ/Ð°Ð½Ð³Ð»Ð¸Ð¹ÑÐºÐ¸Ð¹/feeling"><text:span text:style-name="T90">feeling</text:span></text:a><text:span text:style-name="T91"><text:s/></text:span><text:span text:style-name="T92">well</text:span><text:span text:style-name="T93">, so I don't<text:s/></text:span><text:a xlink:href="https://dictionary.cambridge.org/ru/ÑÐ»Ð¾Ð²Ð°ÑÑ/Ð°Ð½Ð³Ð»Ð¸Ð¹ÑÐºÐ¸Ð¹/think"><text:span text:style-name="T95">think</text:span></text:a><text:span text:style-name="T96"><text:s/>she gave of her best<text:s/></text:span><text:a xlink:href="https://dictionary.cambridge.org/ru/ÑÐ»Ð¾Ð²Ð°ÑÑ/Ð°Ð½Ð³Ð»Ð¸Ð¹ÑÐºÐ¸Ð¹/tonight"><text:span text:style-name="T98">tonight</text:span></text:a><text:span text:style-name="T99">.<text:tab/></text:span></text:p>
      <text:p text:style-name="P5"><text:span text:style-name="T99">14. I’m not<text:s/></text:span><text:span text:style-name="T100">well</text:span><text:span text:style-name="T101">. I'd better not go out.</text:span></text:p>
      <text:p text:style-name="P5"><text:span text:style-name="T101">15. “How’s<text:s/></text:span><text:a xlink:href="https://dictionary.cambridge.org/ru/ÑÐ»Ð¾Ð²Ð°ÑÑ/Ð°Ð½Ð³Ð»Ð¸Ð¹ÑÐºÐ¸Ð¹/your"><text:span text:style-name="T103">your</text:span></text:a><text:span text:style-name="T104"><text:s/></text:span><text:a xlink:href="https://dictionary.cambridge.org/ru/ÑÐ»Ð¾Ð²Ð°ÑÑ/Ð°Ð½Ð³Ð»Ð¸Ð¹ÑÐºÐ¸Ð¹/mother"><text:span text:style-name="T106">mother</text:span></text:a><text:span text:style-name="T107">?” "She's<text:s/></text:span><text:span text:style-name="T108">good</text:span><text:span text:style-name="T109">,<text:s/></text:span><text:a xlink:href="https://dictionary.cambridge.org/ru/ÑÐ»Ð¾Ð²Ð°ÑÑ/Ð°Ð½Ð³Ð»Ð¸Ð¹ÑÐºÐ¸Ð¹/thanks"><text:span text:style-name="T111">thanks</text:span></text:a><text:span text:style-name="T112">."</text:span></text:p>
      <text:p text:style-name="P5"><text:span text:style-name="T112">16. It makes her feel<text:s/></text:span><text:span text:style-name="T113">good</text:span><text:span text:style-name="T114"><text:s/>when people say they like her.</text:span></text:p>
      <text:p text:style-name="P5"><text:span text:style-name="T115"/></text:p>
      <text:p text:style-name="P5"><text:span text:style-name="T116">III. Complete the sentences with<text:s/></text:span><text:span text:style-name="T117">hard/hardly</text:span><text:span text:style-name="T118">:</text:span></text:p>
      <text:list text:style-name="L6">
        <text:list-item>
          <text:p text:style-name="P6"><text:span text:style-name="T119">We’ve only met once or twice.<text:s text:c="2"/>We<text:s/></text:span><text:span text:style-name="T120">hardly</text:span><text:span text:style-name="T121"><text:s/>know each other.</text:span></text:p>
        </text:list-item>
        <text:list-item>
          <text:p text:style-name="P6"><text:span text:style-name="T121">He tried<text:s/></text:span><text:span text:style-name="T122">hard</text:span><text:span text:style-name="T123"><text:s/>to find a job, but he had no luck.</text:span></text:p>
        </text:list-item>
        <text:list-item>
          <text:p text:style-name="P6"><text:span text:style-name="T123">The hotel was almost empty. There was<text:s/></text:span><text:span text:style-name="T124">hardly</text:span><text:span text:style-name="T125"><text:s/>anybody staying there.</text:span></text:p>
        </text:list-item>
        <text:list-item>
          <text:p text:style-name="P6"><text:span text:style-name="T125">It was nice driving this morning. There was<text:s/></text:span><text:span text:style-name="T126">hardly<text:s/></text:span><text:span text:style-name="T127">any traffic.</text:span></text:p>
        </text:list-item>
        <text:list-item>
          <text:p text:style-name="P6"><text:span text:style-name="T127">I tried<text:s/></text:span><text:span text:style-name="T128">hard</text:span><text:span text:style-name="T129"><text:s/>to remember her name, but I could not. </text:span></text:p>
        </text:list-item>
        <text:list-item>
          <text:p text:style-name="P6"><text:span text:style-name="T129">This coat is practically unused. I’ve _______ worn it.</text:span></text:p>
        </text:list-item>
      </text:list>
      <text:p text:style-name="P7"><text:span text:style-name="T129">7.<text:s text:c="3"/>Work<text:s/></text:span><text:span text:style-name="T130">hard<text:s/></text:span><text:span text:style-name="T131">and<text:s/></text:span><text:a xlink:href="https://dictionary.cambridge.org/ru/ÑÐ»Ð¾Ð²Ð°ÑÑ/Ð°Ð½Ð³Ð»Ð¸Ð¹ÑÐºÐ¸Ð¹/play"><text:span text:style-name="T133">play</text:span></text:a><text:span text:style-name="T134"><text:s/></text:span><text:span text:style-name="T135">hard</text:span><text:span text:style-name="T136">, that's my<text:s/></text:span><text:a xlink:href="https://dictionary.cambridge.org/ru/ÑÐ»Ð¾Ð²Ð°ÑÑ/Ð°Ð½Ð³Ð»Ð¸Ð¹ÑÐºÐ¸Ð¹/motto"><text:span text:style-name="T138">motto</text:span></text:a><text:span text:style-name="T139">.</text:span></text:p>
      <text:p text:style-name="P7"><text:span text:style-name="T139">8.<text:s text:c="3"/>I’m not<text:s/></text:span><text:a xlink:href="https://dictionary.cambridge.org/ru/ÑÐ»Ð¾Ð²Ð°ÑÑ/Ð°Ð½Ð³Ð»Ð¸Ð¹ÑÐºÐ¸Ð¹/surprised"><text:span text:style-name="T141">surprised</text:span></text:a><text:span text:style-name="T142"><text:s/>he<text:s/></text:span><text:a xlink:href="https://dictionary.cambridge.org/ru/ÑÐ»Ð¾Ð²Ð°ÑÑ/Ð°Ð½Ð³Ð»Ð¸Ð¹ÑÐºÐ¸Ð¹/failed"><text:span text:style-name="T144">failed</text:span></text:a><text:span text:style-name="T145"><text:s/>his<text:s/></text:span><text:a xlink:href="https://dictionary.cambridge.org/ru/ÑÐ»Ð¾Ð²Ð°ÑÑ/Ð°Ð½Ð³Ð»Ð¸Ð¹ÑÐºÐ¸Ð¹/exam"><text:span text:style-name="T147">exam</text:span></text:a><text:span text:style-name="T148"><text:s/>- he didn't<text:s/></text:span><text:a xlink:href="https://dictionary.cambridge.org/ru/ÑÐ»Ð¾Ð²Ð°ÑÑ/Ð°Ð½Ð³Ð»Ð¸Ð¹ÑÐºÐ¸Ð¹/exactly"><text:span text:style-name="T150">exactly</text:span></text:a><text:span text:style-name="T151"><text:s/></text:span><text:a xlink:href="https://dictionary.cambridge.org/ru/ÑÐ»Ð¾Ð²Ð°ÑÑ/Ð°Ð½Ð³Ð»Ð¸Ð¹ÑÐºÐ¸Ð¹/try"><text:span text:style-name="T153">try</text:span></text:a><text:span text:style-name="T154"><text:s/>very<text:s/></text:span><text:span text:style-name="T155">hard</text:span><text:span text:style-name="T156">!</text:span></text:p>
      <text:p text:style-name="P7"><text:span text:style-name="T156">9.<text:s text:c="3"/>It's so<text:s/></text:span><text:a xlink:href="https://dictionary.cambridge.org/ru/ÑÐ»Ð¾Ð²Ð°ÑÑ/Ð°Ð½Ð³Ð»Ð¸Ð¹ÑÐºÐ¸Ð¹/airless"><text:span text:style-name="T158">airless</text:span></text:a><text:span text:style-name="T159"><text:s/>in here - I can<text:s/></text:span><text:span text:style-name="T160">hardly</text:span><text:span text:style-name="T161"><text:s/></text:span><text:a xlink:href="https://dictionary.cambridge.org/ru/ÑÐ»Ð¾Ð²Ð°ÑÑ/Ð°Ð½Ð³Ð»Ð¸Ð¹ÑÐºÐ¸Ð¹/breathe"><text:span text:style-name="T163">breathe</text:span></text:a><text:span text:style-name="T164">.</text:span></text:p>
      <text:p text:style-name="P7"><text:span text:style-name="T164">10. Judy has never been very<text:s/></text:span><text:a xlink:href="https://dictionary.cambridge.org/ru/ÑÐ»Ð¾Ð²Ð°ÑÑ/Ð°Ð½Ð³Ð»Ð¸Ð¹ÑÐºÐ¸Ð¹/clever"><text:span text:style-name="T166">clever</text:span></text:a><text:span text:style-name="T167">, but she<text:s/></text:span><text:a xlink:href="https://dictionary.cambridge.org/ru/ÑÐ»Ð¾Ð²Ð°ÑÑ/Ð°Ð½Ð³Ð»Ð¸Ð¹ÑÐºÐ¸Ð¹/try"><text:span text:style-name="T169">tries</text:span></text:a><text:span text:style-name="T170"><text:s/></text:span><text:span text:style-name="T171">hard</text:span><text:span text:style-name="T172">.</text:span></text:p>
      <text:p text:style-name="P7"><text:span text:style-name="T172">11. I don't like the man, but I have to<text:s/></text:span><text:a xlink:href="https://dictionary.cambridge.org/ru/ÑÐ»Ð¾Ð²Ð°ÑÑ/Ð°Ð½Ð³Ð»Ð¸Ð¹ÑÐºÐ¸Ð¹/admit"><text:span text:style-name="T174">admit</text:span></text:a><text:span text:style-name="T175"><text:s/>that he<text:s/></text:span><text:a xlink:href="https://dictionary.cambridge.org/ru/ÑÐ»Ð¾Ð²Ð°ÑÑ/Ð°Ð½Ð³Ð»Ð¸Ð¹ÑÐºÐ¸Ð¹/works"><text:span text:style-name="T177">works</text:span></text:a><text:span text:style-name="T178"><text:s/></text:span><text:a xlink:href="https://dictionary.cambridge.org/ru/ÑÐ»Ð¾Ð²Ð°ÑÑ/Ð°Ð½Ð³Ð»Ð¸Ð¹ÑÐºÐ¸Ð¹/incredibly"><text:span text:style-name="T180">incredibly</text:span></text:a><text:span text:style-name="T181"><text:s/></text:span><text:span text:style-name="T182">hard</text:span><text:span text:style-name="T183">.</text:span></text:p>
      <text:p text:style-name="P7"><text:span text:style-name="T183">12. The<text:s/></text:span><text:a xlink:href="https://dictionary.cambridge.org/ru/ÑÐ»Ð¾Ð²Ð°ÑÑ/Ð°Ð½Ð³Ð»Ð¸Ð¹ÑÐºÐ¸Ð¹/instructions"><text:span text:style-name="T185">instructions</text:span></text:a><text:span text:style-name="T186"><text:s/>are<text:s/></text:span><text:a xlink:href="https://dictionary.cambridge.org/ru/ÑÐ»Ð¾Ð²Ð°ÑÑ/Ð°Ð½Ð³Ð»Ð¸Ð¹ÑÐºÐ¸Ð¹/printed"><text:span text:style-name="T188">printed</text:span></text:a><text:span text:style-name="T189"><text:s/>so<text:s/></text:span><text:a xlink:href="https://dictionary.cambridge.org/ru/ÑÐ»Ð¾Ð²Ð°ÑÑ/Ð°Ð½Ð³Ð»Ð¸Ð¹ÑÐºÐ¸Ð¹/small"><text:span text:style-name="T191">small</text:span></text:a><text:span text:style-name="T192"><text:s/>I can<text:s/></text:span><text:span text:style-name="T193">hardly</text:span><text:span text:style-name="T194"><text:s/></text:span><text:a xlink:href="https://dictionary.cambridge.org/ru/ÑÐ»Ð¾Ð²Ð°ÑÑ/Ð°Ð½Ð³Ð»Ð¸Ð¹ÑÐºÐ¸Ð¹/read"><text:span text:style-name="T196">read</text:span></text:a><text:span text:style-name="T197"><text:s/>them.</text:span></text:p>
      <text:p text:style-name="P7"><text:span text:style-name="T197">13.<text:s text:c="2"/>I<text:s/></text:span><text:a xlink:href="https://dictionary.cambridge.org/ru/ÑÐ»Ð¾Ð²Ð°ÑÑ/Ð°Ð½Ð³Ð»Ð¸Ð¹ÑÐºÐ¸Ð¹/kick"><text:span text:style-name="T199">kicked</text:span></text:a><text:span text:style-name="T200"><text:s/>the<text:s/></text:span><text:a xlink:href="https://dictionary.cambridge.org/ru/ÑÐ»Ð¾Ð²Ð°ÑÑ/Ð°Ð½Ð³Ð»Ð¸Ð¹ÑÐºÐ¸Ð¹/ball"><text:span text:style-name="T202">ball</text:span></text:a><text:span text:style-name="T203"><text:s/>as<text:s/></text:span><text:span text:style-name="T204">hard</text:span><text:span text:style-name="T205"><text:s/>as I could.</text:span></text:p>
      <text:p text:style-name="P7"><text:span text:style-name="T205">14.<text:s text:c="2"/>I could<text:s/></text:span><text:span text:style-name="T206">hardly</text:span><text:span text:style-name="T207"><text:s/></text:span><text:a xlink:href="https://dictionary.cambridge.org/ru/ÑÐ»Ð¾Ð²Ð°ÑÑ/Ð°Ð½Ð³Ð»Ð¸Ð¹ÑÐºÐ¸Ð¹/hear"><text:span text:style-name="T209">hear</text:span></text:a><text:span text:style-name="T210"><text:s/>her at the back.</text:span></text:p>
      <text:p text:style-name="P7"><text:span text:style-name="T210">15.<text:s text:c="2"/>We<text:s/></text:span><text:span text:style-name="T211">hardly</text:span><text:span text:style-name="T212"><text:s/></text:span><text:a xlink:href="https://dictionary.cambridge.org/ru/ÑÐ»Ð¾Ð²Ð°ÑÑ/Ð°Ð½Ð³Ð»Ð¸Ð¹ÑÐºÐ¸Ð¹/ever"><text:span text:style-name="T214">ever</text:span></text:a><text:span text:style-name="T215"><text:s/>(=<text:s/></text:span><text:a xlink:href="https://dictionary.cambridge.org/ru/ÑÐ»Ð¾Ð²Ð°ÑÑ/Ð°Ð½Ð³Ð»Ð¸Ð¹ÑÐºÐ¸Ð¹/almost"><text:span text:style-name="T217">almost</text:span></text:a><text:span text:style-name="T218"><text:s/>never) go to<text:s/></text:span><text:a xlink:href="https://dictionary.cambridge.org/ru/ÑÐ»Ð¾Ð²Ð°ÑÑ/Ð°Ð½Ð³Ð»Ð¸Ð¹ÑÐºÐ¸Ð¹/concert"><text:span text:style-name="T220">concerts</text:span></text:a><text:span text:style-name="T221">.</text:span></text:p>
      <text:p text:style-name="P7"><text:span text:style-name="T221">16.<text:s text:c="2"/></text:span><text:span text:style-name="T222">Hardly</text:span><text:span text:style-name="T223"><text:s/>had a<text:s/></text:span><text:a xlink:href="https://dictionary.cambridge.org/ru/ÑÐ»Ð¾Ð²Ð°ÑÑ/Ð°Ð½Ð³Ð»Ð¸Ð¹ÑÐºÐ¸Ð¹/moment"><text:span text:style-name="T225">moment</text:span></text:a><text:span text:style-name="T226"><text:s/></text:span><text:a xlink:href="https://dictionary.cambridge.org/ru/ÑÐ»Ð¾Ð²Ð°ÑÑ/Ð°Ð½Ð³Ð»Ð¸Ð¹ÑÐºÐ¸Ð¹/pass"><text:span text:style-name="T228">passed</text:span></text:a><text:span text:style-name="T229"><text:s/>before the<text:s/></text:span><text:a xlink:href="https://dictionary.cambridge.org/ru/ÑÐ»Ð¾Ð²Ð°ÑÑ/Ð°Ð½Ð³Ð»Ð¸Ð¹ÑÐºÐ¸Ð¹/door"><text:span text:style-name="T231">door</text:span></text:a><text:span text:style-name="T232"><text:s/></text:span><text:a xlink:href="https://dictionary.cambridge.org/ru/ÑÐ»Ð¾Ð²Ð°ÑÑ/Ð°Ð½Ð³Ð»Ð¸Ð¹ÑÐºÐ¸Ð¹/creak"><text:span text:style-name="T234">creaked</text:span></text:a><text:span text:style-name="T235"><text:s/></text:span><text:a xlink:href="https://dictionary.cambridge.org/ru/ÑÐ»Ð¾Ð²Ð°ÑÑ/Ð°Ð½Ð³Ð»Ð¸Ð¹ÑÐºÐ¸Ð¹/open"><text:span text:style-name="T237">open</text:span></text:a><text:span text:style-name="T238">.</text:span></text:p>
      <text:p text:style-name="P8"><text:span text:style-name="T239">IV.</text:span><text:span text:style-name="T240"><text:s/></text:span><text:span text:style-name="T241">Complete the sentences with the correct form of the words<text:s text:c="53"/>(</text:span><text:span text:style-name="T242">gradual</text:span><text:span text:style-name="T243">,<text:s/></text:span><text:span text:style-name="T244">remark</text:span><text:span text:style-name="T245">, imagine,<text:s/></text:span><text:span text:style-name="T246">drama</text:span><text:span text:style-name="T247">, origin, determine, live, consider, slight, rough, steady, depress, magic,<text:s/></text:span><text:span text:style-name="T248">automatic</text:span><text:span text:style-name="T249">,<text:s/></text:span><text:span text:style-name="T250">basic</text:span><text:span text:style-name="T251">)</text:span></text:p>
      <text:p text:style-name="P8"><text:span text:style-name="T252"/></text:p>
      <text:list text:style-name="L9">
        <text:list-item>
          <text:p text:style-name="P9"><text:span text:style-name="T253">It was a<text:s/></text:span><text:span text:style-name="T254">remarkable/magical</text:span><text:span text:style-name="T255"><text:s/></text:span><text:span text:style-name="T256">evening: delicious food, romantic music, and great company. </text:span></text:p>
        </text:list-item>
        <text:list-item>
          <text:p text:style-name="P9"><text:span text:style-name="T256">There's no need to be so<text:s/></text:span><text:span text:style-name="T257">dramatic</text:span><text:span text:style-name="T258">. It isn't a disaster, just a small problem. </text:span></text:p>
        </text:list-item>
        <text:list-item>
          <text:p text:style-name="P9"><text:span text:style-name="T258">She is<text:s/></text:span><text:span text:style-name="T259">slightly</text:span><text:span text:style-name="T260"><text:s/></text:span><text:span text:style-name="T261">taller than her husband, just a couple of centimeters.</text:span></text:p>
        </text:list-item>
        <text:list-item>
          <text:p text:style-name="P10"><text:span text:style-name="T261"><text:s text:c="3"/>It's<text:s/></text:span><text:span text:style-name="T262">basically</text:span><text:span text:style-name="T263"><text:s/></text:span><text:span text:style-name="T264">very simple. You just press this button. </text:span></text:p>
        </text:list-item>
        <text:list-item>
          <text:p text:style-name="P11"><text:span text:style-name="T264">I think his family<text:s/></text:span><text:span text:style-name="T265">originally</text:span><text:span text:style-name="T266"><text:s/></text:span><text:span text:style-name="T267">came from Ireland. </text:span></text:p>
        </text:list-item>
        <text:list-item>
          <text:p text:style-name="P11"><text:span text:style-name="T267">It's<text:s/></text:span><text:span text:style-name="T268">gradually</text:span><text:span text:style-name="T269"><text:s/></text:span><text:span text:style-name="T270">getting warmer, spring should be here soon. </text:span></text:p>
        </text:list-item>
        <text:list-item>
          <text:p text:style-name="P12"><text:span text:style-name="T270"><text:s text:c="3"/>The<text:s/></text:span><text:a xlink:href="https://dictionary.cambridge.org/ru/ÑÐ»Ð¾Ð²Ð°ÑÑ/Ð°Ð½Ð³Ð»Ð¸Ð¹ÑÐºÐ¸Ð¹/holiday"><text:span text:style-name="T272">holiday</text:span></text:a><text:span text:style-name="T273"><text:s/>will<text:s/></text:span><text:a xlink:href="https://dictionary.cambridge.org/ru/ÑÐ»Ð¾Ð²Ð°ÑÑ/Ð°Ð½Ð³Ð»Ð¸Ð¹ÑÐºÐ¸Ð¹/soon"><text:span text:style-name="T275">soon</text:span></text:a><text:span text:style-name="T276"><text:s/>be over - that's a<text:s/></text:span><text:span text:style-name="T277">depressing</text:span><text:span text:style-name="T278"><text:s/></text:span><text:a xlink:href="https://dictionary.cambridge.org/ru/ÑÐ»Ð¾Ð²Ð°ÑÑ/Ð°Ð½Ð³Ð»Ð¸Ð¹ÑÐºÐ¸Ð¹/thought"><text:span text:style-name="T280">thought</text:span></text:a><text:span text:style-name="T281">.</text:span></text:p>
        </text:list-item>
        <text:list-item>
          <text:p text:style-name="P13"><text:span text:style-name="T281">If something happens<text:s/></text:span><text:span text:style-name="T282">automatically</text:span><text:span text:style-name="T283">, it always happens as a result of a particular action.</text:span></text:p>
        </text:list-item>
        <text:list-item>
          <text:p text:style-name="P14"><text:span text:style-name="T283"><text:s text:c="3"/>Angela's so<text:s/></text:span><text:a xlink:href="https://dictionary.cambridge.org/ru/ÑÐ»Ð¾Ð²Ð°ÑÑ/Ð°Ð½Ð³Ð»Ð¸Ð¹ÑÐºÐ¸Ð¹/cheerful"><text:span text:style-name="T285">cheerful</text:span></text:a><text:span text:style-name="T286"><text:s/>and<text:s/></text:span><text:span text:style-name="T287">lively</text:span><text:span text:style-name="T288"><text:s/></text:span><text:span text:style-name="T289">- she's like a<text:s/></text:span><text:a xlink:href="https://dictionary.cambridge.org/ru/ÑÐ»Ð¾Ð²Ð°ÑÑ/Ð°Ð½Ð³Ð»Ð¸Ð¹ÑÐºÐ¸Ð¹/breath"><text:span text:style-name="T291">breath</text:span></text:a><text:span text:style-name="T292"><text:s/>of<text:s/></text:span><text:a xlink:href="https://dictionary.cambridge.org/ru/ÑÐ»Ð¾Ð²Ð°ÑÑ/Ð°Ð½Ð³Ð»Ð¸Ð¹ÑÐºÐ¸Ð¹/fresh"><text:span text:style-name="T294">fresh</text:span></text:a><text:span text:style-name="T295"><text:s/></text:span><text:a xlink:href="https://dictionary.cambridge.org/ru/ÑÐ»Ð¾Ð²Ð°ÑÑ/Ð°Ð½Ð³Ð»Ð¸Ð¹ÑÐºÐ¸Ð¹/air"><text:span text:style-name="T297">air</text:span></text:a><text:span text:style-name="T298"><text:s/>when she<text:s/></text:span><text:a xlink:href="https://dictionary.cambridge.org/ru/ÑÐ»Ð¾Ð²Ð°ÑÑ/Ð°Ð½Ð³Ð»Ð¸Ð¹ÑÐºÐ¸Ð¹/visit"><text:span text:style-name="T300">visits</text:span></text:a><text:span text:style-name="T301">.</text:span></text:p>
        </text:list-item>
        <text:list-item>
          <text:p text:style-name="P14"><text:span text:style-name="T301"><text:s text:c="3"/>If you say someone is<text:s/></text:span><text:span text:style-name="T302">considerably</text:span><text:span text:style-name="T303"><text:s/></text:span><text:span text:style-name="T304">more attractive than another person, it means they <text:tab/><text:s text:c="8"/>are much more attractive.</text:span></text:p>
        </text:list-item>
        <text:list-item>
          <text:p text:style-name="P15"><text:span text:style-name="T304">He continued<text:s/></text:span><text:span text:style-name="T305">determinately</text:span><text:span text:style-name="T306"><text:s/></text:span><text:span text:style-name="T307">despite his injury. </text:span></text:p>
        </text:list-item>
        <text:list-item>
          <text:p text:style-name="P16"><text:span text:style-name="T307"><text:s text:c="3"/>She looked remarkably<text:s/></text:span><text:a xlink:href="https://dictionary.cambridge.org/ru/ÑÐ»Ð¾Ð²Ð°ÑÑ/Ð°Ð½Ð³Ð»Ð¸Ð¹ÑÐºÐ¸Ð¹/composed"><text:span text:style-name="T309">composed</text:span></text:a><text:span text:style-name="T310"><text:s/></text:span><text:a xlink:href="https://dictionary.cambridge.org/ru/ÑÐ»Ð¾Ð²Ð°ÑÑ/Ð°Ð½Ð³Ð»Ð¸Ð¹ÑÐºÐ¸Ð¹/throughout"><text:span text:style-name="T312">throughout</text:span></text:a><text:span text:style-name="T313"><text:s/>the<text:s/></text:span><text:a xlink:href="https://dictionary.cambridge.org/ru/ÑÐ»Ð¾Ð²Ð°ÑÑ/Ð°Ð½Ð³Ð»Ð¸Ð¹ÑÐºÐ¸Ð¹/funeral"><text:span text:style-name="T315">funeral</text:span></text:a><text:span text:style-name="T316">. </text:span></text:p>
        </text:list-item>
        <text:list-item>
          <text:p text:style-name="P16"><text:span text:style-name="T316"><text:s text:c="3"/>The two<text:s/></text:span><text:a xlink:href="https://dictionary.cambridge.org/ru/ÑÐ»Ð¾Ð²Ð°ÑÑ/Ð°Ð½Ð³Ð»Ð¸Ð¹ÑÐºÐ¸Ð¹/scientist"><text:span text:style-name="T318">scientists</text:span></text:a><text:span text:style-name="T319"><text:s/>both made the same<text:s/></text:span><text:a xlink:href="https://dictionary.cambridge.org/ru/ÑÐ»Ð¾Ð²Ð°ÑÑ/Ð°Ð½Ð³Ð»Ð¸Ð¹ÑÐºÐ¸Ð¹/discovery"><text:span text:style-name="T321">discovery</text:span></text:a><text:span text:style-name="T322"><text:s/></text:span><text:a xlink:href="https://dictionary.cambridge.org/ru/ÑÐ»Ð¾Ð²Ð°ÑÑ/Ð°Ð½Ð³Ð»Ð¸Ð¹ÑÐºÐ¸Ð¹/independently"><text:span text:style-name="T324">independently</text:span></text:a><text:span text:style-name="T325">, at<text:s/></text:span><text:span text:style-name="T326">roughly</text:span><text:span text:style-name="T327"><text:s/></text:span><text:span text:style-name="T328">the same<text:s/></text:span><text:a xlink:href="https://dictionary.cambridge.org/ru/ÑÐ»Ð¾Ð²Ð°ÑÑ/Ð°Ð½Ð³Ð»Ð¸Ð¹ÑÐºÐ¸Ð¹/time"><text:span text:style-name="T330">time</text:span></text:a><text:span text:style-name="T331">.</text:span></text:p>
        </text:list-item>
        <text:list-item>
          <text:p text:style-name="P16"><text:span text:style-name="T331"><text:s text:c="3"/>Due to increased longevity, the proportion of the population aged 65 and over is rising<text:s/></text:span><text:span text:style-name="T332">steadily</text:span><text:span text:style-name="T333">.</text:span></text:p>
        </text:list-item>
        <text:list-item>
          <text:p text:style-name="P16"><text:span text:style-name="T333">The equator is an<text:s/></text:span><text:span text:style-name="T334">imaginary</text:span><text:span text:style-name="T335"><text:s/></text:span><text:span text:style-name="T336">line around the middle of the earth.</text:span></text:p>
        </text:list-item>
      </text:list>
      <text:p text:style-name="P17"><text:span text:style-name="T337">Active Vocabulary 9.2 </text:span></text:p>
      <text:p text:style-name="P18"><text:span text:style-name="T337">V. Match 1-11 to a-k to make idioms/expressions about sleep:</text:span></text:p>
      <text:p text:style-name="P18"><text:span text:style-name="T338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20"><text:span text:style-name="T339">1. get up at the crack</text:span><text:span text:style-name="T340"/></text:p>
          </table:table-cell>
          <table:table-cell table:style-name="TableCell010001">
            <text:p text:style-name="P20"><text:span text:style-name="T341">a. off</text:span><text:span text:style-name="T342"/></text:p>
          </table:table-cell>
        </table:table-row>
        <table:table-row table:style-name="TableRow0101">
          <table:table-cell table:style-name="TableCell010100">
            <text:p text:style-name="P23"><text:span text:style-name="T343">2. nod</text:span><text:span text:style-name="T344"/></text:p>
          </table:table-cell>
          <table:table-cell table:style-name="TableCell010101">
            <text:p text:style-name="P23"><text:span text:style-name="T345">b. up late</text:span><text:span text:style-name="T346"/></text:p>
          </table:table-cell>
        </table:table-row>
        <table:table-row table:style-name="TableRow0102">
          <table:table-cell table:style-name="TableCell010200">
            <text:p text:style-name="P26"><text:span text:style-name="T347">3. fast</text:span><text:span text:style-name="T348"/></text:p>
          </table:table-cell>
          <table:table-cell table:style-name="TableCell010201">
            <text:p text:style-name="P26"><text:span text:style-name="T349">c. awake</text:span><text:span text:style-name="T350"/></text:p>
          </table:table-cell>
        </table:table-row>
        <table:table-row table:style-name="TableRow0103">
          <table:table-cell table:style-name="TableCell010300">
            <text:p text:style-name="P29"><text:span text:style-name="T351">4. wide</text:span><text:span text:style-name="T352"/></text:p>
          </table:table-cell>
          <table:table-cell table:style-name="TableCell010301">
            <text:p text:style-name="P29"><text:span text:style-name="T353">d. a log</text:span><text:span text:style-name="T354"/></text:p>
          </table:table-cell>
        </table:table-row>
        <table:table-row table:style-name="TableRow0104">
          <table:table-cell table:style-name="TableCell010400">
            <text:p text:style-name="P32"><text:span text:style-name="T355">5. not sleep</text:span><text:span text:style-name="T356"/></text:p>
          </table:table-cell>
          <table:table-cell table:style-name="TableCell010401">
            <text:p text:style-name="P32"><text:span text:style-name="T357">e. a nap</text:span><text:span text:style-name="T358"/></text:p>
          </table:table-cell>
        </table:table-row>
        <table:table-row table:style-name="TableRow0105">
          <table:table-cell table:style-name="TableCell010500">
            <text:p text:style-name="P35"><text:span text:style-name="T359">6. sleep like</text:span><text:span text:style-name="T360"/></text:p>
          </table:table-cell>
          <table:table-cell table:style-name="TableCell010501">
            <text:p text:style-name="P35"><text:span text:style-name="T361">f. a lie-in</text:span><text:span text:style-name="T362"/></text:p>
          </table:table-cell>
        </table:table-row>
        <table:table-row table:style-name="TableRow0106">
          <table:table-cell table:style-name="TableCell010600">
            <text:p text:style-name="P38"><text:span text:style-name="T363">7. fall</text:span><text:span text:style-name="T364"/></text:p>
          </table:table-cell>
          <table:table-cell table:style-name="TableCell010601">
            <text:p text:style-name="P38"><text:span text:style-name="T365">g. sleeper</text:span><text:span text:style-name="T366"/></text:p>
          </table:table-cell>
        </table:table-row>
        <table:table-row table:style-name="TableRow0107">
          <table:table-cell table:style-name="TableCell010700">
            <text:p text:style-name="P41"><text:span text:style-name="T367">8. have</text:span><text:span text:style-name="T368"/></text:p>
          </table:table-cell>
          <table:table-cell table:style-name="TableCell010701">
            <text:p text:style-name="P41"><text:span text:style-name="T369">h. asleep</text:span><text:span text:style-name="T370"/></text:p>
          </table:table-cell>
        </table:table-row>
        <table:table-row table:style-name="TableRow0108">
          <table:table-cell table:style-name="TableCell010800">
            <text:p text:style-name="P44"><text:span text:style-name="T371">9. be a light</text:span><text:span text:style-name="T372"/></text:p>
          </table:table-cell>
          <table:table-cell table:style-name="TableCell010801">
            <text:p text:style-name="P44"><text:span text:style-name="T373">i. a wink</text:span><text:span text:style-name="T374"/></text:p>
          </table:table-cell>
        </table:table-row>
        <table:table-row table:style-name="TableRow0109">
          <table:table-cell table:style-name="TableCell010900">
            <text:p text:style-name="P47"><text:span text:style-name="T375">10. have</text:span><text:span text:style-name="T376"/></text:p>
          </table:table-cell>
          <table:table-cell table:style-name="TableCell010901">
            <text:p text:style-name="P47"><text:span text:style-name="T377">j. of dawn</text:span><text:span text:style-name="T378"/></text:p>
          </table:table-cell>
        </table:table-row>
        <table:table-row table:style-name="TableRow0110">
          <table:table-cell table:style-name="TableCell011000">
            <text:p text:style-name="P50"><text:span text:style-name="T379">11. stay</text:span><text:span text:style-name="T380"/></text:p>
          </table:table-cell>
          <table:table-cell table:style-name="TableCell011001">
            <text:p text:style-name="P50"><text:span text:style-name="T381">k. asleep</text:span><text:span text:style-name="T382"/></text:p>
          </table:table-cell>
        </table:table-row>
      </table:table>
      <text:p text:style-name="P52"><text:span text:style-name="T382"/></text:p>
      <text:p text:style-name="P52"><text:span text:style-name="T382"/></text:p>
      <text:p text:style-name="P52"><text:span text:style-name="T383">VI. Complete the idioms with either<text:s/></text:span><text:span text:style-name="T384">have<text:s/></text:span><text:span text:style-name="T385">or<text:s/></text:span><text:span text:style-name="T386">be</text:span><text:span text:style-name="T387">:</text:span></text:p>
      <text:p text:style-name="P53"><text:span text:style-name="T388"/></text:p>
      <text:list text:style-name="L54">
        <text:list-item>
          <text:p text:style-name="P54"><text:span text:style-name="T389">______ a nap</text:span></text:p>
        </text:list-item>
        <text:list-item>
          <text:p text:style-name="P54"><text:span text:style-name="T389">______ a snooze</text:span></text:p>
        </text:list-item>
        <text:list-item>
          <text:p text:style-name="P54"><text:span text:style-name="T389">______ a light sleeper</text:span></text:p>
        </text:list-item>
        <text:list-item>
          <text:p text:style-name="P54"><text:span text:style-name="T389">______ a lie-in</text:span></text:p>
        </text:list-item>
        <text:list-item>
          <text:p text:style-name="P54"><text:span text:style-name="T389">______ fast asleep</text:span></text:p>
        </text:list-item>
        <text:list-item>
          <text:p text:style-name="P54"><text:span text:style-name="T389">______ wide awake</text:span></text:p>
        </text:list-item>
        <text:list-item>
          <text:p text:style-name="P54"><text:span text:style-name="T389">______ a good night’s sleep</text:span></text:p>
        </text:list-item>
        <text:list-item>
          <text:p text:style-name="P54"><text:span text:style-name="T389">______ nightmares</text:span></text:p>
        </text:list-item>
        <text:list-item>
          <text:p text:style-name="P54"><text:span text:style-name="T389">______ a lark or an owl</text:span></text:p>
        </text:list-item>
      </text:list>
      <text:p text:style-name="P55"><text:span text:style-name="T390"/></text:p>
      <text:p text:style-name="P56"><text:span text:style-name="T391">VII. Change the sentence using one of the idioms or phrasal verbs:</text:span></text:p>
      <text:list text:style-name="L57">
        <text:list-item>
          <text:p text:style-name="P57"><text:span text:style-name="T392">I couldn’t wake him up - He was sleeping very deeply. </text:span></text:p>
        </text:list-item>
        <text:list-item>
          <text:p text:style-name="P58"><text:span text:style-name="T392">The smallest noise wakes me up. I don’t sleep very deeply.</text:span></text:p>
        </text:list-item>
        <text:list-item>
          <text:p text:style-name="P58"><text:span text:style-name="T392">The film was so boring, I fell asleep. </text:span></text:p>
        </text:list-item>
        <text:list-item>
          <text:p text:style-name="P58"><text:span text:style-name="T392">He usually has a short sleep after lunch.</text:span></text:p>
        </text:list-item>
        <text:list-item>
          <text:p text:style-name="P58"><text:span text:style-name="T392">I didn’t manage to get any sleep at all last night.</text:span></text:p>
        </text:list-item>
        <text:list-item>
          <text:p text:style-name="P58"><text:span text:style-name="T392">I’m going to have an early night because I need to get up very early. </text:span></text:p>
        </text:list-item>
        <text:list-item>
          <text:p text:style-name="P58"><text:span text:style-name="T392">It was the middle of the night, but he didn’t feel at all sleepy. </text:span></text:p>
        </text:list-item>
        <text:list-item>
          <text:p text:style-name="P58"><text:span text:style-name="T392">It’s Saturday tomorrow, so I’m not going to get up early. </text:span></text:p>
        </text:list-item>
        <text:list-item>
          <text:p text:style-name="P58"><text:span text:style-name="T392">Don’t announce your decision immediately. That’s an important issue, you need to think about it carefully. </text:span></text:p>
        </text:list-item>
        <text:list-item>
          <text:p text:style-name="P58"><text:span text:style-name="T392">At weekend I can sleep longer in the morning than I usually do. </text:span></text:p>
        </text:list-item>
        <text:list-item>
          <text:p text:style-name="P58"><text:span text:style-name="T392">After the party, I slept in my friend’s house for a night.</text:span></text:p>
        </text:list-item>
        <text:list-item>
          <text:p text:style-name="P58"><text:span text:style-name="T392">She continued to sleep although there was such noise around. </text:span></text:p>
        </text:list-item>
      </text:list>
      <text:p text:style-name="P59"><text:span text:style-name="T39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